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marker-start="" draw:marker-end="" draw:marker-end-width="0.3cm" draw:fill="none" draw:textarea-vertical-align="middle"/>
    </style:style>
    <style:style style:name="gr2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0.55cm" fo:min-width="1.3cm"/>
    </style:style>
    <style:style style:name="gr3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0.55cm" fo:min-width="2cm"/>
    </style:style>
    <style:style style:name="gr4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0.55cm" fo:min-width="1.8cm"/>
    </style:style>
    <style:style style:name="gr5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0.55cm" fo:min-width="2.9cm"/>
    </style:style>
    <style:style style:name="gr6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0.55cm" fo:min-width="3.1cm"/>
    </style:style>
    <style:style style:name="gr7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0.55cm" fo:min-width="4.9cm"/>
    </style:style>
    <style:style style:name="gr8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9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0.55cm" fo:min-width="3.272cm"/>
    </style:style>
    <style:style style:name="gr10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0.55cm" fo:min-width="5.695cm"/>
    </style:style>
    <style:style style:name="gr11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0.55cm" fo:min-width="3.095cm"/>
    </style:style>
    <style:style style:name="gr12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0.55cm" fo:min-width="2.1cm"/>
    </style:style>
    <style:style style:name="gr13" style:family="graphic" style:parent-style-name="standard">
      <style:graphic-properties draw:fill="solid" draw:fill-color="#ffcccc" draw:opacity="100%" draw:textarea-horizontal-align="justify" draw:textarea-vertical-align="middle" draw:auto-grow-height="false" fo:min-height="0.472cm" fo:min-width="5.322cm" draw:shadow-opacity="100%"/>
    </style:style>
    <style:style style:name="gr14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5" style:family="graphic" style:parent-style-name="standard">
      <style:graphic-properties draw:fill="solid" draw:fill-color="#ffcccc" draw:opacity="100%" draw:textarea-horizontal-align="justify" draw:textarea-vertical-align="middle" draw:auto-grow-height="false" fo:min-height="0.472cm" fo:min-width="5.318cm" draw:shadow-opacity="100%"/>
    </style:style>
    <style:style style:name="gr16" style:family="graphic" style:parent-style-name="standard">
      <style:graphic-properties draw:stroke="dash" draw:stroke-dash="Fine_20_Dashed" draw:marker-end="" draw:fill="none" draw:textarea-vertical-align="middle"/>
    </style:style>
    <style:style style:name="gr17" style:family="graphic" style:parent-style-name="standard">
      <style:graphic-properties draw:fill="solid" draw:fill-color="#ffcccc" draw:opacity="100%" draw:textarea-horizontal-align="justify" draw:textarea-vertical-align="middle" draw:auto-grow-height="false" fo:min-height="0.471cm" fo:min-width="5.319cm" draw:shadow-opacity="100%"/>
    </style:style>
    <style:style style:name="gr18" style:family="graphic" style:parent-style-name="standard">
      <style:graphic-properties draw:fill="solid" draw:fill-color="#ffcccc" draw:opacity="100%" draw:textarea-horizontal-align="justify" draw:textarea-vertical-align="middle" draw:auto-grow-height="false" fo:min-height="0.472cm" fo:min-width="5.316cm" draw:shadow-opacity="100%"/>
    </style:style>
    <style:style style:name="gr19" style:family="graphic" style:parent-style-name="standard">
      <style:graphic-properties draw:stroke="dash" draw:stroke-dash="Fine_20_Dashed" svg:stroke-width="0cm" draw:marker-end="" draw:fill="none" draw:textarea-vertical-align="middle"/>
    </style:style>
    <style:style style:name="gr20" style:family="graphic" style:parent-style-name="objectwithoutfill">
      <style:graphic-properties draw:stroke="solid" draw:stroke-dash="Fine_20_Dashed" svg:stroke-width="0cm" draw:marker-end="Arrow" draw:marker-end-width="0.3cm" draw:fill="none" draw:textarea-vertical-align="middle"/>
    </style:style>
    <style:style style:name="gr21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0.55cm" fo:min-width="5.3cm"/>
    </style:style>
    <style:style style:name="gr22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0.55cm" fo:min-width="2.4cm"/>
    </style:style>
    <style:style style:name="gr23" style:family="graphic" style:parent-style-name="standard">
      <style:graphic-properties draw:fill="solid" draw:fill-color="#ffcccc" draw:opacity="100%" draw:textarea-horizontal-align="justify" draw:textarea-vertical-align="middle" draw:auto-grow-height="false" fo:min-height="0.471cm" fo:min-width="5.316cm" draw:shadow-opacity="100%"/>
    </style:style>
    <style:style style:name="gr24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0.55cm" fo:min-width="3.3cm"/>
    </style:style>
    <style:style style:name="gr25" style:family="graphic" style:parent-style-name="standard">
      <style:graphic-properties draw:stroke="dash" draw:stroke-dash="Fine_20_Dashed" svg:stroke-width="0.1cm" draw:marker-start-width="0.35cm" draw:marker-end-width="0.35cm" draw:fill="solid" draw:fill-color="#ffffff" draw:opacity="100%" draw:textarea-horizontal-align="justify" draw:textarea-vertical-align="middle" draw:auto-grow-height="false" fo:min-height="0.372cm" fo:min-width="3.422cm" fo:padding-top="0.175cm" fo:padding-bottom="0.175cm" fo:padding-left="0.3cm" fo:padding-right="0.3cm" draw:shadow-opacity="100%"/>
    </style:style>
    <style:style style:name="gr26" style:family="graphic" style:parent-style-name="standard">
      <style:graphic-properties draw:stroke="solid" draw:stroke-dash="Fine_20_Dashed" svg:stroke-width="0cm" draw:marker-end="" draw:fill="none" draw:textarea-vertical-align="middle"/>
    </style:style>
    <style:style style:name="gr27" style:family="graphic" style:parent-style-name="standard">
      <style:graphic-properties draw:stroke="solid" draw:stroke-dash="Fine_20_Dashed" svg:stroke-width="0cm" draw:marker-end="Arrow" draw:fill="none" draw:textarea-vertical-align="middle"/>
    </style:style>
    <style:style style:name="gr28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1.55cm" fo:min-width="3.3cm"/>
    </style:style>
    <style:style style:name="gr29" style:family="graphic" style:parent-style-name="standard">
      <style:graphic-properties draw:stroke="solid" draw:stroke-dash="Fine_20_Dashed" svg:stroke-width="0cm" svg:stroke-color="#3465a4" draw:marker-end="" draw:fill="none" draw:textarea-vertical-align="middle"/>
    </style:style>
    <style:style style:name="gr30" style:family="graphic" style:parent-style-name="standard">
      <style:graphic-properties draw:fill="solid" draw:fill-color="#ffff99" draw:opacity="100%" draw:textarea-horizontal-align="justify" draw:textarea-vertical-align="middle" draw:auto-grow-height="false" fo:min-height="0.472cm" fo:min-width="4.721cm" draw:shadow-opacity="100%"/>
    </style:style>
    <style:style style:name="gr31" style:family="graphic" style:parent-style-name="standard">
      <style:graphic-properties draw:fill="solid" draw:fill-color="#ffff99" draw:opacity="100%" draw:textarea-horizontal-align="justify" draw:textarea-vertical-align="middle" draw:auto-grow-height="false" fo:min-height="1.555cm" fo:min-width="4.605cm" draw:shadow-opacity="100%"/>
    </style:style>
    <style:style style:name="gr32" style:family="graphic" style:parent-style-name="standard">
      <style:graphic-properties draw:fill="solid" draw:fill-color="#ccff66" draw:opacity="100%" draw:textarea-horizontal-align="justify" draw:textarea-vertical-align="middle" draw:auto-grow-height="false" fo:min-height="0.472cm" fo:min-width="4.722cm" draw:shadow-opacity="100%"/>
    </style:style>
    <style:style style:name="gr33" style:family="graphic" style:parent-style-name="standard">
      <style:graphic-properties draw:fill="solid" draw:fill-color="#ffff99" draw:opacity="100%" draw:textarea-horizontal-align="justify" draw:textarea-vertical-align="middle" draw:auto-grow-height="false" fo:min-height="1.556cm" fo:min-width="4.606cm" draw:shadow-opacity="100%"/>
    </style:style>
    <style:style style:name="gr34" style:family="graphic" style:parent-style-name="standard">
      <style:graphic-properties draw:fill="solid" draw:fill-color="#ffff99" draw:opacity="100%" draw:textarea-horizontal-align="justify" draw:textarea-vertical-align="middle" draw:auto-grow-height="false" fo:min-height="1.466cm" fo:min-width="4.614cm" draw:shadow-opacity="100%"/>
    </style:style>
    <style:style style:name="gr35" style:family="graphic" style:parent-style-name="standard">
      <style:graphic-properties draw:fill="solid" draw:fill-color="#ffff99" draw:opacity="100%" draw:textarea-horizontal-align="justify" draw:textarea-vertical-align="middle" draw:auto-grow-height="false" fo:min-height="0.834cm" fo:min-width="4.683cm" draw:shadow-opacity="100%"/>
    </style:style>
    <style:style style:name="gr36" style:family="graphic" style:parent-style-name="standard">
      <style:graphic-properties draw:fill="solid" draw:fill-color="#ffff99" draw:opacity="100%" draw:textarea-horizontal-align="justify" draw:textarea-vertical-align="middle" draw:auto-grow-height="false" fo:min-height="0.472cm" fo:min-width="4.72cm" draw:shadow-opacity="100%"/>
    </style:style>
    <style:style style:name="gr37" style:family="graphic" style:parent-style-name="standard">
      <style:graphic-properties draw:fill="solid" draw:fill-color="#ccff66" draw:opacity="100%" draw:textarea-horizontal-align="justify" draw:textarea-vertical-align="middle" draw:auto-grow-height="false" fo:min-height="0.471cm" fo:min-width="4.719cm" draw:shadow-opacity="100%"/>
    </style:style>
    <style:style style:name="gr38" style:family="graphic" style:parent-style-name="standard">
      <style:graphic-properties draw:fill="solid" draw:fill-color="#ccff66" draw:opacity="100%" draw:textarea-horizontal-align="justify" draw:textarea-vertical-align="middle" draw:auto-grow-height="false" fo:min-height="0.472cm" fo:min-width="4.72cm" draw:shadow-opacity="100%"/>
    </style:style>
    <style:style style:name="gr39" style:family="graphic" style:parent-style-name="standard">
      <style:graphic-properties draw:fill="solid" draw:fill-color="#ccff66" draw:opacity="100%" draw:textarea-horizontal-align="justify" draw:textarea-vertical-align="middle" draw:auto-grow-height="false" fo:min-height="1.105cm" fo:min-width="4.651cm" draw:shadow-opacity="100%"/>
    </style:style>
    <style:style style:name="gr40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1.15cm" fo:min-width="3.1cm"/>
    </style:style>
    <style:style style:name="gr41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0.55cm" fo:min-width="4.6cm"/>
    </style:style>
    <style:style style:name="gr42" style:family="graphic" style:parent-style-name="standard">
      <style:graphic-properties draw:fill="solid" draw:fill-color="#cfe7f5" draw:opacity="100%" draw:textarea-horizontal-align="justify" draw:textarea-vertical-align="middle" draw:auto-grow-height="false" fo:min-height="0.472cm" fo:min-width="4.522cm" draw:shadow-opacity="100%"/>
    </style:style>
    <style:style style:name="gr43" style:family="graphic" style:parent-style-name="standard">
      <style:graphic-properties draw:fill="solid" draw:fill-color="#cfe7f5" draw:opacity="100%" draw:textarea-horizontal-align="justify" draw:textarea-vertical-align="middle" draw:auto-grow-height="false" fo:min-height="0.472cm" fo:min-width="4.52cm" draw:shadow-opacity="100%"/>
    </style:style>
    <style:style style:name="gr44" style:family="graphic" style:parent-style-name="standard">
      <style:graphic-properties draw:fill="solid" draw:fill-color="#cfe7f5" draw:opacity="100%" draw:textarea-horizontal-align="justify" draw:textarea-vertical-align="middle" draw:auto-grow-height="false" fo:min-height="0.471cm" fo:min-width="4.52cm" draw:shadow-opacity="100%"/>
    </style:style>
    <style:style style:name="gr45" style:family="graphic" style:parent-style-name="standard">
      <style:graphic-properties draw:fill="solid" draw:fill-color="#cfe7f5" draw:opacity="100%" draw:textarea-horizontal-align="justify" draw:textarea-vertical-align="middle" draw:auto-grow-height="false" fo:min-height="0.473cm" fo:min-width="4.52cm" draw:shadow-opacity="100%"/>
    </style:style>
    <style:style style:name="gr46" style:family="graphic" style:parent-style-name="standard">
      <style:graphic-properties draw:fill="solid" draw:fill-color="#cfe7f5" draw:opacity="100%" draw:textarea-horizontal-align="justify" draw:textarea-vertical-align="middle" draw:auto-grow-height="false" fo:min-height="1.101cm" fo:min-width="4.451cm" draw:shadow-opacity="100%"/>
    </style:style>
    <style:style style:name="gr47" style:family="graphic" style:parent-style-name="standard">
      <style:graphic-properties draw:fill="solid" draw:fill-color="#cfe7f5" draw:opacity="100%" draw:textarea-horizontal-align="justify" draw:textarea-vertical-align="middle" draw:auto-grow-height="false" fo:min-height="0.472cm" fo:min-width="4.519cm" draw:shadow-opacity="100%"/>
    </style:style>
    <style:style style:name="gr48" style:family="graphic" style:parent-style-name="standard">
      <style:graphic-properties draw:textarea-vertical-align="middle"/>
    </style:style>
    <style:style style:name="gr49" style:family="graphic" style:parent-style-name="standard">
      <style:graphic-properties svg:stroke-width="0.05cm" svg:stroke-color="#ff0000" draw:marker-start-width="0.275cm" draw:marker-end-width="0.275cm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fill="solid" draw:fill-color="#ffff99" draw:opacity="100%" draw:textarea-horizontal-align="justify" draw:textarea-vertical-align="middle" draw:auto-grow-height="false" fo:min-height="0.472cm" fo:min-width="3.522cm" draw:shadow-opacity="100%"/>
    </style:style>
    <style:style style:name="gr5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5.886cm"/>
    </style:style>
    <style:style style:name="gr5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628cm" fo:min-width="4.477cm"/>
    </style:style>
    <style:style style:name="gr53" style:family="graphic" style:parent-style-name="standard">
      <style:graphic-properties draw:marker-start="" draw:marker-end="Arrow" draw:fill="solid" draw:fill-color="#ffffff" draw:textarea-horizontal-align="justify" draw:textarea-vertical-align="middle" draw:auto-grow-height="false" fo:min-height="0.55cm" fo:min-width="3.6cm"/>
    </style:style>
    <style:style style:name="gr5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4.286cm"/>
    </style:style>
    <style:style style:name="gr55" style:family="graphic" style:parent-style-name="standard">
      <style:graphic-properties draw:fill="solid" draw:fill-color="#cfe7f5" draw:opacity="100%" draw:textarea-horizontal-align="justify" draw:textarea-vertical-align="middle" draw:auto-grow-height="false" fo:min-height="0.472cm" fo:min-width="3.522cm" draw:shadow-opacity="100%"/>
    </style:style>
    <style:style style:name="gr5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5.116cm"/>
    </style:style>
    <style:style style:name="gr57" style:family="graphic" style:parent-style-name="objectwithoutfill">
      <style:graphic-properties draw:stroke="solid" draw:stroke-dash="Fine_20_Dashed" draw:marker-start="" draw:marker-end="" draw:marker-end-width="0.3cm" draw:fill="none" draw:textarea-vertical-align="middle"/>
    </style:style>
    <style:style style:name="gr5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6.331cm"/>
    </style:style>
    <style:style style:name="gr59" style:family="graphic" style:parent-style-name="standard">
      <style:graphic-properties draw:fill="solid" draw:fill-color="#ccff66" draw:opacity="100%" draw:textarea-horizontal-align="justify" draw:textarea-vertical-align="middle" draw:auto-grow-height="false" fo:min-height="0.472cm" fo:min-width="3.522cm" draw:shadow-opacity="100%"/>
    </style:style>
    <style:style style:name="gr60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3.626cm"/>
    </style:style>
    <style:style style:name="gr61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4.07cm"/>
    </style:style>
    <style:style style:name="gr62" style:family="graphic" style:parent-style-name="standard">
      <style:graphic-properties draw:fill="solid" draw:fill-color="#ffcccc" draw:opacity="100%" draw:textarea-horizontal-align="justify" draw:textarea-vertical-align="middle" draw:auto-grow-height="false" fo:min-height="0.472cm" fo:min-width="3.522cm" draw:shadow-opacity="100%"/>
    </style:style>
    <style:style style:name="gr6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5.747cm"/>
    </style:style>
    <style:style style:name="gr6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6.191cm"/>
    </style:style>
    <style:style style:name="gr65" style:family="graphic" style:parent-style-name="standard">
      <style:graphic-properties draw:stroke="dash" draw:stroke-dash="Fine_20_Dashed" svg:stroke-width="0.1cm" draw:marker-start-width="0.35cm" draw:marker-end-width="0.35cm" draw:fill="solid" draw:fill-color="#ffffff" draw:opacity="100%" draw:textarea-horizontal-align="justify" draw:textarea-vertical-align="middle" draw:auto-grow-height="false" fo:min-height="0.472cm" fo:min-width="3.522cm" fo:padding-top="0.175cm" fo:padding-bottom="0.175cm" fo:padding-left="0.3cm" fo:padding-right="0.3cm" draw:shadow-opacity="100%"/>
    </style:style>
    <style:style style:name="gr6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5.391cm"/>
    </style:style>
    <style:style style:name="gr67" style:family="graphic" style:parent-style-name="objectwithoutfill">
      <style:graphic-properties svg:stroke-width="0.1cm" svg:stroke-color="#ff0000" draw:marker-start-width="0.35cm" draw:marker-end="" draw:marker-end-width="0.45cm" draw:fill="solid" draw:fill-color="#ffffff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.556cm" fo:min-width="4.42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onnector draw:style-name="gr1" draw:text-style-name="P1" draw:layer="layout" svg:x1="28cm" svg:y1="3.6cm" svg:x2="34.3cm" svg:y2="2.4cm" draw:start-shape="id1" draw:start-glue-point="1" draw:end-shape="id2" draw:end-glue-point="3" svg:d="M28000 3600h3150v-1200h3150" svg:viewBox="0 0 6301 1201">
          <text:p/>
        </draw:connector>
        <draw:custom-shape draw:style-name="gr2" draw:text-style-name="P3" xml:id="id7" draw:id="id7" draw:layer="layout" svg:width="1.8cm" svg:height="0.8cm" svg:x="1.5cm" svg:y="2cm">
          <text:p text:style-name="P2"><text:span text:style-name="T1">main(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2.5cm" svg:height="0.8cm" svg:x="3.8cm" svg:y="3.2cm">
          <text:p text:style-name="P2"><text:span text:style-name="T1">flags_init(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2.3cm" svg:height="0.8cm" svg:x="25.7cm" svg:y="3.2cm">
          <text:p text:style-name="P2"><text:span text:style-name="T1">chat_init(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3.4cm" svg:height="0.8cm" svg:x="6.7cm" svg:y="3.2cm">
          <text:p text:style-name="P2"><text:span text:style-name="T1">templates_init(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3.6cm" svg:height="0.8cm" svg:x="11.7cm" svg:y="4.4cm">
          <text:p text:style-name="P2"><text:span text:style-name="T1">template_index(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6" draw:id="id6" draw:layer="layout" svg:width="3.6cm" svg:height="0.8cm" svg:x="15.7cm" svg:y="4.4cm">
          <text:p text:style-name="P2"><text:span text:style-name="T1">template_chat(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4" draw:id="id4" draw:layer="layout" svg:width="5.4cm" svg:height="0.8cm" svg:x="3.9cm" svg:y="4.4cm">
          <text:p text:style-name="P2"><text:span text:style-name="T1">template_userRegistered(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1cm" svg:y1="3.6cm" svg:x2="9.3cm" svg:y2="4.8cm" draw:start-shape="id3" draw:start-glue-point="1" draw:end-shape="id4" draw:end-glue-point="1" svg:d="M10100 3600h501v1200h-1301" svg:viewBox="0 0 1302 1201">
          <text:p/>
        </draw:connector>
        <draw:connector draw:style-name="gr8" draw:text-style-name="P1" draw:layer="layout" svg:x1="10.1cm" svg:y1="3.6cm" svg:x2="13.5cm" svg:y2="4.4cm" draw:start-shape="id3" draw:start-glue-point="1" draw:end-shape="id5" draw:end-glue-point="0" svg:d="M10100 3600h3400v800" svg:viewBox="0 0 3401 801">
          <text:p/>
        </draw:connector>
        <draw:connector draw:style-name="gr8" draw:text-style-name="P1" draw:layer="layout" svg:x1="10.1cm" svg:y1="3.6cm" svg:x2="17.5cm" svg:y2="4.4cm" draw:start-shape="id3" draw:start-glue-point="1" draw:end-shape="id6" draw:end-glue-point="0" svg:d="M10100 3600h7400v800" svg:viewBox="0 0 7401 801">
          <text:p/>
        </draw:connector>
        <draw:connector draw:style-name="gr8" draw:text-style-name="P1" draw:layer="layout" svg:x1="3.3cm" svg:y1="2.4cm" svg:x2="5.05cm" svg:y2="3.2cm" draw:start-shape="id7" draw:start-glue-point="1" draw:end-shape="id8" draw:end-glue-point="0" svg:d="M3300 2400h1750v800" svg:viewBox="0 0 1751 801">
          <text:p/>
        </draw:connector>
        <draw:connector draw:style-name="gr8" draw:text-style-name="P1" draw:layer="layout" svg:x1="3.3cm" svg:y1="2.4cm" svg:x2="8.4cm" svg:y2="3.2cm" draw:start-shape="id7" draw:start-glue-point="1" draw:end-shape="id3" draw:end-glue-point="0" svg:d="M3300 2400h5100v800" svg:viewBox="0 0 5101 801">
          <text:p/>
        </draw:connector>
        <draw:custom-shape draw:style-name="gr5" draw:text-style-name="P3" xml:id="id9" draw:id="id9" draw:layer="layout" svg:width="3.4cm" svg:height="0.8cm" svg:x="20.8cm" svg:y="3.2cm">
          <text:p text:style-name="P2"><text:span text:style-name="T1">userData_init(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3.3cm" svg:y1="2.4cm" svg:x2="22.5cm" svg:y2="3.2cm" draw:start-shape="id7" draw:start-glue-point="1" draw:end-shape="id9" draw:end-glue-point="0" svg:d="M3300 2400h19200v800" svg:viewBox="0 0 19201 801">
          <text:p/>
        </draw:connector>
        <draw:custom-shape draw:style-name="gr9" draw:text-style-name="P3" xml:id="id10" draw:id="id10" draw:layer="layout" svg:width="3.772cm" svg:height="0.8cm" svg:x="20.6cm" svg:y="4.6cm">
          <text:p text:style-name="P2"><text:span text:style-name="T1">userData_create(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1" draw:id="id11" draw:layer="layout" svg:width="6.195cm" svg:height="0.8cm" svg:x="13.11cm" svg:y="5.63cm">
          <text:p text:style-name="P2"><text:span text:style-name="T1">userData_createSystemUser(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0.6cm" svg:y1="5cm" svg:x2="19.305cm" svg:y2="6.03cm" draw:start-shape="id10" draw:start-glue-point="3" draw:end-shape="id11" svg:d="M20600 5000h-648v1030h-647" svg:viewBox="0 0 1296 1031">
          <text:p/>
        </draw:connector>
        <draw:custom-shape draw:style-name="gr11" draw:text-style-name="P4" xml:id="id12" draw:id="id12" draw:layer="layout" svg:width="3.595cm" svg:height="0.8cm" svg:x="8.5cm" svg:y="5.63cm">
          <text:p text:style-name="P2"><text:span text:style-name="T1">userData_write(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3.11cm" svg:y1="6.03cm" svg:x2="12.095cm" svg:y2="6.03cm" draw:start-shape="id11" draw:start-glue-point="3" draw:end-shape="id12" draw:end-glue-point="1" svg:d="M13110 6030h-1015" svg:viewBox="0 0 1016 1">
          <text:p/>
        </draw:connector>
        <draw:custom-shape draw:style-name="gr11" draw:text-style-name="P3" xml:id="id13" draw:id="id13" draw:layer="layout" svg:width="3.595cm" svg:height="0.8cm" svg:x="20.705cm" svg:y="5.6cm">
          <text:p text:style-name="P2"><text:span text:style-name="T1">userData_read(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0.127cm" svg:x1="24.372cm" svg:y1="5cm" svg:x2="24.3cm" svg:y2="6cm" draw:start-shape="id10" draw:start-glue-point="1" draw:end-shape="id13" draw:end-glue-point="1" svg:d="M24372 5000h628v1000h-700" svg:viewBox="0 0 701 1001">
          <text:p/>
        </draw:connector>
        <draw:connector draw:style-name="gr8" draw:text-style-name="P1" draw:layer="layout" svg:x1="3.3cm" svg:y1="2.4cm" svg:x2="28.7cm" svg:y2="4.6cm" draw:start-shape="id7" draw:start-glue-point="1" draw:end-shape="id14" draw:end-glue-point="0" svg:d="M3300 2400h25400v2200" svg:viewBox="0 0 25401 2201">
          <text:p/>
        </draw:connector>
        <draw:custom-shape draw:style-name="gr12" draw:text-style-name="P3" xml:id="id15" draw:id="id15" draw:layer="layout" svg:width="2.6cm" svg:height="0.8cm" svg:x="3.8cm" svg:y="6.5cm">
          <text:p text:style-name="P2"><text:span text:style-name="T1">server.init(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2.4cm" svg:y1="2.8cm" svg:x2="3.8cm" svg:y2="6.9cm" draw:start-shape="id7" draw:start-glue-point="2" draw:end-shape="id15" draw:end-glue-point="3" svg:d="M2400 2800v4100h1400" svg:viewBox="0 0 1401 4101">
          <text:p/>
        </draw:connector>
        <draw:connector draw:style-name="gr8" draw:text-style-name="P1" draw:layer="layout" svg:x1="2.4cm" svg:y1="2.8cm" svg:x2="3.8cm" svg:y2="8.3cm" draw:start-shape="id7" draw:start-glue-point="2" draw:end-shape="id16" draw:end-glue-point="3" svg:d="M2400 2800v5500h1400" svg:viewBox="0 0 1401 5501">
          <text:p/>
        </draw:connector>
        <draw:custom-shape draw:style-name="gr13" draw:text-style-name="P2" xml:id="id2" draw:id="id2" draw:layer="layout" svg:width="5.9cm" svg:height="0.8cm" svg:x="34.3cm" svg:y="2cm">
          <text:p text:style-name="P2"><text:span text:style-name="T1">&gt; chatQuit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18" draw:id="id18" draw:layer="layout" svg:width="5.9cm" svg:height="0.8cm" svg:x="34.3cm" svg:y="3cm">
          <text:p text:style-name="P2"><text:span text:style-name="T1">&gt; serverJobsManagerQuit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6.4cm" svg:y1="6.9cm" svg:x2="12.349cm" svg:y2="12.8cm" draw:start-shape="id15" draw:start-glue-point="1" draw:end-shape="id17" draw:end-glue-point="0" svg:d="M6400 6900h5949v5900" svg:viewBox="0 0 5950 5901">
          <text:p/>
        </draw:connector>
        <draw:connector draw:style-name="gr14" draw:text-style-name="P1" draw:layer="layout" draw:line-skew="12.95cm" svg:x1="6.4cm" svg:y1="6.9cm" svg:x2="34.3cm" svg:y2="3.4cm" draw:start-shape="id15" draw:start-glue-point="1" draw:end-shape="id18" draw:end-glue-point="3" svg:d="M6400 6900h26900v-3500h1000" svg:viewBox="0 0 27901 3501">
          <text:p/>
        </draw:connector>
        <draw:custom-shape draw:style-name="gr15" draw:text-style-name="P2" xml:id="id19" draw:id="id19" draw:layer="layout" svg:width="5.896cm" svg:height="0.8cm" svg:x="34.3cm" svg:y="4cm">
          <text:p text:style-name="P2"><text:span text:style-name="T1">&gt; activeRevisorQuit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line-skew="2.675cm" svg:x1="6.4cm" svg:y1="6.9cm" svg:x2="12.349cm" svg:y2="13.6cm" draw:start-shape="id15" draw:start-glue-point="1" svg:d="M6400 6900h5900v6700h49" svg:viewBox="0 0 5950 6701">
          <text:p/>
        </draw:connector>
        <draw:connector draw:style-name="gr16" draw:text-style-name="P1" draw:layer="layout" draw:line-skew="13.05cm" svg:x1="6.4cm" svg:y1="6.9cm" svg:x2="34.3cm" svg:y2="4.4cm" draw:start-shape="id15" draw:start-glue-point="1" draw:end-shape="id19" draw:end-glue-point="3" svg:d="M6400 6900h27000v-2500h900" svg:viewBox="0 0 27901 2501">
          <text:p/>
        </draw:connector>
        <draw:custom-shape draw:style-name="gr17" draw:text-style-name="P2" xml:id="id22" draw:id="id22" draw:layer="layout" svg:width="5.897cm" svg:height="0.799cm" svg:x="34.302cm" svg:y="5.002cm">
          <text:p text:style-name="P2"><text:span text:style-name="T1">&gt; activeManagerQuit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23" draw:id="id23" draw:layer="layout" svg:width="5.896cm" svg:height="0.8cm" svg:x="34.304cm" svg:y="6.002cm">
          <text:p text:style-name="P2"><text:span text:style-name="T1">&gt; asqRevisorQuit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6.4cm" svg:y1="6.9cm" svg:x2="12.353cm" svg:y2="27.001cm" draw:start-shape="id15" draw:start-glue-point="1" draw:end-shape="id20" draw:end-glue-point="0" svg:d="M6400 6900h5953v20101" svg:viewBox="0 0 5954 20102">
          <text:p/>
        </draw:connector>
        <draw:custom-shape draw:style-name="gr18" draw:text-style-name="P2" xml:id="id25" draw:id="id25" draw:layer="layout" svg:width="5.894cm" svg:height="0.8cm" svg:x="34.302cm" svg:y="7.001cm">
          <text:p text:style-name="P2"><text:span text:style-name="T1">&gt; asqManagerQuit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6.4cm" svg:y1="6.9cm" svg:x2="12.35cm" svg:y2="13.901cm" draw:start-shape="id15" draw:start-glue-point="1" draw:end-shape="id21" draw:end-glue-point="0" svg:d="M6400 6900h5950v7001" svg:viewBox="0 0 5951 7002">
          <text:p/>
        </draw:connector>
        <draw:connector draw:style-name="gr16" draw:text-style-name="P1" draw:layer="layout" draw:line-skew="13.149cm" svg:x1="6.4cm" svg:y1="6.9cm" svg:x2="34.302cm" svg:y2="5.401cm" draw:start-shape="id15" draw:start-glue-point="1" draw:end-shape="id22" draw:end-glue-point="3" svg:d="M6400 6900h27100v-1499h802" svg:viewBox="0 0 27903 1500">
          <text:p/>
        </draw:connector>
        <draw:connector draw:style-name="gr16" draw:text-style-name="P1" draw:layer="layout" draw:line-skew="13.248cm" svg:x1="34.304cm" svg:y1="6.402cm" svg:x2="6.4cm" svg:y2="6.9cm" draw:start-shape="id23" draw:start-glue-point="3" draw:end-shape="id15" draw:end-glue-point="1" svg:d="M34304 6402h-704v498h-27200" svg:viewBox="0 0 27905 499">
          <text:p/>
        </draw:connector>
        <draw:connector draw:style-name="gr16" draw:text-style-name="P1" draw:layer="layout" svg:x1="12.351cm" svg:y1="16.199cm" svg:x2="6.4cm" svg:y2="6.9cm" draw:start-shape="id24" draw:start-glue-point="0" draw:end-shape="id15" draw:end-glue-point="1" svg:d="M12351 16199v-9299h-5951" svg:viewBox="0 0 5952 9300">
          <text:p/>
        </draw:connector>
        <draw:connector draw:style-name="gr16" draw:text-style-name="P1" draw:layer="layout" draw:line-skew="13.349cm" svg:x1="34.302cm" svg:y1="7.401cm" svg:x2="6.4cm" svg:y2="6.9cm" draw:start-shape="id25" draw:start-glue-point="3" draw:end-shape="id15" draw:end-glue-point="1" svg:d="M34302 7401h-602v-501h-27300" svg:viewBox="0 0 27903 502">
          <text:p/>
        </draw:connector>
        <draw:connector draw:style-name="gr16" draw:text-style-name="P1" draw:layer="layout" svg:x1="12.351cm" svg:y1="18.5cm" svg:x2="6.4cm" svg:y2="6.9cm" draw:start-shape="id26" draw:start-glue-point="0" draw:end-shape="id15" draw:end-glue-point="1" svg:d="M12351 18500v-11600h-5951" svg:viewBox="0 0 5952 11601">
          <text:p/>
        </draw:connector>
        <draw:connector draw:style-name="gr16" draw:text-style-name="P1" draw:layer="layout" draw:line-skew="13.348cm" svg:x1="34.304cm" svg:y1="8.401cm" svg:x2="6.4cm" svg:y2="6.9cm" draw:start-shape="id27" draw:start-glue-point="3" draw:end-shape="id15" draw:end-glue-point="1" svg:d="M34304 8401h-604v-1501h-27300" svg:viewBox="0 0 27905 1502">
          <text:p/>
        </draw:connector>
        <draw:connector draw:style-name="gr16" draw:text-style-name="P1" draw:layer="layout" svg:x1="12.35cm" svg:y1="20.6cm" svg:x2="6.4cm" svg:y2="6.9cm" draw:start-shape="id28" draw:start-glue-point="0" draw:end-shape="id15" draw:end-glue-point="1" svg:d="M12350 20600v-13700h-5950" svg:viewBox="0 0 5951 13701">
          <text:p/>
        </draw:connector>
        <draw:connector draw:style-name="gr16" draw:text-style-name="P1" draw:layer="layout" draw:line-skew="13.249cm" svg:x1="34.302cm" svg:y1="9.4cm" svg:x2="6.4cm" svg:y2="6.9cm" draw:start-shape="id29" draw:start-glue-point="3" draw:end-shape="id15" draw:end-glue-point="1" svg:d="M34302 9400h-702v-2500h-27200" svg:viewBox="0 0 27903 2501">
          <text:p/>
        </draw:connector>
        <draw:connector draw:style-name="gr16" draw:text-style-name="P1" draw:layer="layout" svg:x1="12.351cm" svg:y1="22.102cm" svg:x2="6.4cm" svg:y2="6.9cm" draw:start-shape="id30" draw:start-glue-point="0" draw:end-shape="id15" draw:end-glue-point="1" svg:d="M12351 22102v-15202h-5951" svg:viewBox="0 0 5952 15203">
          <text:p/>
        </draw:connector>
        <draw:connector draw:style-name="gr16" draw:text-style-name="P1" draw:layer="layout" draw:line-skew="13.148cm" svg:x1="34.303cm" svg:y1="10.403cm" svg:x2="6.4cm" svg:y2="6.9cm" draw:start-shape="id31" draw:start-glue-point="3" draw:end-shape="id15" draw:end-glue-point="1" svg:d="M34303 10403h-803v-3503h-27100" svg:viewBox="0 0 27904 3504">
          <text:p/>
        </draw:connector>
        <draw:connector draw:style-name="gr19" draw:text-style-name="P1" draw:layer="layout" draw:line-skew="-3.099cm" svg:x1="26.85cm" svg:y1="4cm" svg:x2="12.346cm" svg:y2="27.998cm" draw:start-shape="id1" draw:start-glue-point="2" draw:end-shape="id32" draw:end-glue-point="0" svg:d="M26850 4000v8900h-14504v15098" svg:viewBox="0 0 14505 23999">
          <text:p/>
        </draw:connector>
        <draw:connector draw:style-name="gr19" draw:text-style-name="P1" draw:layer="layout" draw:line-skew="0.799cm -4.599cm" svg:x1="24.2cm" svg:y1="3.6cm" svg:x2="12.348cm" svg:y2="28.998cm" draw:start-shape="id9" draw:start-glue-point="1" draw:end-shape="id33" draw:end-glue-point="0" svg:d="M24200 3600h1300v8300h-13152v17098" svg:viewBox="0 0 13153 25399">
          <text:p/>
        </draw:connector>
        <draw:connector draw:style-name="gr20" draw:text-style-name="P1" draw:layer="layout" svg:x1="3.3cm" svg:y1="2.4cm" svg:x2="26.85cm" svg:y2="3.2cm" draw:start-shape="id7" draw:start-glue-point="1" draw:end-shape="id1" draw:end-glue-point="0" svg:d="M3300 2400h23550v800" svg:viewBox="0 0 23551 801">
          <text:p/>
        </draw:connector>
        <draw:connector draw:style-name="gr20" draw:text-style-name="P1" draw:layer="layout" svg:x1="22.5cm" svg:y1="4cm" svg:x2="22.486cm" svg:y2="4.6cm" draw:start-shape="id9" draw:start-glue-point="2" draw:end-shape="id10" draw:end-glue-point="0" svg:d="M22500 4000v300h-14v300" svg:viewBox="0 0 15 601">
          <text:p/>
        </draw:connector>
        <draw:connector draw:style-name="gr20" draw:text-style-name="P1" draw:layer="layout" draw:line-skew="0.799cm -8.3cm" svg:x1="30.7cm" svg:y1="24.5cm" svg:x2="28.7cm" svg:y2="5.4cm" draw:start-shape="id34" draw:start-glue-point="1" draw:end-shape="id14" draw:end-glue-point="2" svg:d="M30700 24500h1300v-18050h-3300v-1050" svg:viewBox="0 0 3301 19101">
          <text:p/>
        </draw:connector>
        <draw:custom-shape draw:style-name="gr21" draw:text-style-name="P3" xml:id="id14" draw:id="id14" draw:layer="layout" svg:width="5.8cm" svg:height="0.8cm" svg:x="25.8cm" svg:y="4.6cm">
          <text:p text:style-name="P2"><text:span text:style-name="T1">saveRegisteredUsersToTpl()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16" draw:id="id16" draw:layer="layout" svg:width="2.9cm" svg:height="0.8cm" svg:x="3.8cm" svg:y="7.9cm">
          <text:p text:style-name="P2"><text:span text:style-name="T1">server.start()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27" draw:id="id27" draw:layer="layout" svg:width="5.894cm" svg:height="0.799cm" svg:x="34.304cm" svg:y="8.002cm">
          <text:p text:style-name="P2"><text:span text:style-name="T1">&gt; chatManagerQuit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29" draw:id="id29" draw:layer="layout" svg:width="5.894cm" svg:height="0.8cm" svg:x="34.302cm" svg:y="9cm">
          <text:p text:style-name="P2"><text:span text:style-name="T1">&gt; loginManagerQuit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31" draw:id="id31" draw:layer="layout" svg:width="5.9cm" svg:height="0.8cm" svg:x="34.303cm" svg:y="10.003cm">
          <text:p text:style-name="P2"><text:span text:style-name="T1">&gt; registerManagerQuit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svg:x1="20.851cm" svg:y1="10.501cm" svg:x2="6.7cm" svg:y2="8.3cm" draw:start-shape="id35" draw:start-glue-point="0" draw:end-shape="id16" draw:end-glue-point="1" svg:d="M20851 10501v-2201h-14151" svg:viewBox="0 0 14152 2202">
          <text:p/>
        </draw:connector>
        <draw:connector draw:style-name="gr16" draw:text-style-name="P1" draw:layer="layout" svg:x1="20.851cm" svg:y1="11.701cm" svg:x2="6.7cm" svg:y2="8.3cm" draw:start-shape="id36" draw:start-glue-point="0" draw:end-shape="id16" draw:end-glue-point="1" svg:d="M20851 11701v-3401h-14151" svg:viewBox="0 0 14152 3402">
          <text:p/>
        </draw:connector>
        <draw:connector draw:style-name="gr16" draw:text-style-name="P1" draw:layer="layout" svg:x1="20.851cm" svg:y1="12.902cm" svg:x2="6.7cm" svg:y2="8.3cm" draw:start-shape="id37" draw:start-glue-point="0" draw:end-shape="id16" draw:end-glue-point="1" svg:d="M20851 12902v-4602h-14151" svg:viewBox="0 0 14152 4603">
          <text:p/>
        </draw:connector>
        <draw:connector draw:style-name="gr16" draw:text-style-name="P1" draw:layer="layout" svg:x1="20.852cm" svg:y1="14.102cm" svg:x2="6.7cm" svg:y2="8.3cm" draw:start-shape="id38" draw:start-glue-point="0" draw:end-shape="id16" draw:end-glue-point="1" svg:d="M20852 14102v-5802h-14152" svg:viewBox="0 0 14153 5803">
          <text:p/>
        </draw:connector>
        <draw:connector draw:style-name="gr16" draw:text-style-name="P1" draw:layer="layout" svg:x1="20.851cm" svg:y1="15.301cm" svg:x2="6.7cm" svg:y2="8.3cm" draw:start-shape="id39" draw:start-glue-point="0" draw:end-shape="id16" draw:end-glue-point="1" svg:d="M20851 15301v-7001h-14151" svg:viewBox="0 0 14152 7002">
          <text:p/>
        </draw:connector>
        <draw:connector draw:style-name="gr16" draw:text-style-name="P1" draw:layer="layout" svg:x1="20.852cm" svg:y1="17.001cm" svg:x2="6.7cm" svg:y2="8.3cm" draw:start-shape="id40" draw:start-glue-point="0" draw:end-shape="id16" draw:end-glue-point="1" svg:d="M20852 17001v-8701h-14152" svg:viewBox="0 0 14153 8702">
          <text:p/>
        </draw:connector>
        <draw:connector draw:style-name="gr16" draw:text-style-name="P1" draw:layer="layout" svg:x1="20.853cm" svg:y1="18.103cm" svg:x2="6.7cm" svg:y2="8.3cm" draw:start-shape="id41" draw:start-glue-point="0" draw:end-shape="id16" draw:end-glue-point="1" svg:d="M20853 18103v-9803h-14153" svg:viewBox="0 0 14154 9804">
          <text:p/>
        </draw:connector>
        <draw:connector draw:style-name="gr16" draw:text-style-name="P1" draw:layer="layout" svg:x1="20.852cm" svg:y1="20.202cm" svg:x2="6.7cm" svg:y2="8.3cm" draw:start-shape="id42" draw:start-glue-point="0" draw:end-shape="id16" draw:end-glue-point="1" svg:d="M20852 20202v-11902h-14152" svg:viewBox="0 0 14153 11903">
          <text:p/>
        </draw:connector>
        <draw:connector draw:style-name="gr16" draw:text-style-name="P1" draw:layer="layout" svg:x1="20.853cm" svg:y1="21.69cm" svg:x2="6.7cm" svg:y2="8.3cm" draw:start-shape="id43" draw:start-glue-point="0" draw:end-shape="id16" draw:end-glue-point="1" svg:d="M20853 21690v-13390h-14153" svg:viewBox="0 0 14154 13391">
          <text:p/>
        </draw:connector>
        <draw:custom-shape draw:style-name="gr24" draw:text-style-name="P4" xml:id="id44" draw:id="id44" draw:layer="layout" svg:width="3.8cm" svg:height="0.8cm" svg:x="3.8cm" svg:y="9.5cm">
          <text:p text:style-name="P2"><text:span text:style-name="T1">ListenAndServe()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5.25cm" svg:y1="8.7cm" svg:x2="5.7cm" svg:y2="9.5cm" draw:start-shape="id16" draw:start-glue-point="2" draw:end-shape="id44" draw:end-glue-point="0" svg:d="M5250 8700v400h450v400" svg:viewBox="0 0 451 801">
          <text:p/>
        </draw:connector>
        <draw:custom-shape draw:style-name="gr25" draw:text-style-name="P2" xml:id="id45" draw:id="id45" draw:layer="layout" svg:width="4.1cm" svg:height="0.8cm" svg:x="3.65cm" svg:y="10.8cm">
          <text:p text:style-name="P2"><text:span text:style-name="T1">httpHandle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svg:x1="5.7cm" svg:y1="10.3cm" svg:x2="5.7cm" svg:y2="10.8cm" draw:start-shape="id44" draw:start-glue-point="2" draw:end-shape="id45" draw:end-glue-point="0" svg:d="M5700 10300v500" svg:viewBox="0 0 1 501">
          <text:p/>
        </draw:connector>
        <draw:connector draw:style-name="gr26" draw:text-style-name="P1" draw:layer="layout" svg:x1="14.999cm" svg:y1="13.2cm" svg:x2="18.301cm" svg:y2="12.101cm" draw:start-shape="id17" draw:start-glue-point="1" draw:end-shape="id36" draw:end-glue-point="3" svg:d="M14999 13200h1651v-1099h1651" svg:viewBox="0 0 3303 1100">
          <text:p/>
        </draw:connector>
        <draw:connector draw:style-name="gr27" draw:text-style-name="P1" draw:layer="layout" svg:x1="23.401cm" svg:y1="12.101cm" svg:x2="28.8cm" svg:y2="12.9cm" draw:start-shape="id36" draw:start-glue-point="1" draw:end-shape="id46" draw:end-glue-point="0" svg:d="M23401 12101h5399v799" svg:viewBox="0 0 5400 800">
          <text:p/>
        </draw:connector>
        <draw:connector draw:style-name="gr27" draw:text-style-name="P1" draw:layer="layout" svg:x1="23.401cm" svg:y1="12.101cm" svg:x2="28.8cm" svg:y2="14.1cm" draw:start-shape="id36" draw:start-glue-point="1" draw:end-shape="id47" draw:end-glue-point="0" svg:d="M23401 12101h5399v1999" svg:viewBox="0 0 5400 2000">
          <text:p/>
        </draw:connector>
        <draw:connector draw:style-name="gr27" draw:text-style-name="P1" draw:layer="layout" svg:x1="23.401cm" svg:y1="12.101cm" svg:x2="28.8cm" svg:y2="15.3cm" draw:start-shape="id36" draw:start-glue-point="1" draw:end-shape="id48" draw:end-glue-point="0" svg:d="M23401 12101h5399v3199" svg:viewBox="0 0 5400 3200">
          <text:p/>
        </draw:connector>
        <draw:connector draw:style-name="gr27" draw:text-style-name="P1" draw:layer="layout" svg:x1="23.401cm" svg:y1="12.101cm" svg:x2="28.8cm" svg:y2="16.5cm" draw:start-shape="id36" draw:start-glue-point="1" draw:end-shape="id49" draw:end-glue-point="0" svg:d="M23401 12101h5399v4399" svg:viewBox="0 0 5400 4400">
          <text:p/>
        </draw:connector>
        <draw:connector draw:style-name="gr27" draw:text-style-name="P1" draw:layer="layout" svg:x1="23.401cm" svg:y1="12.101cm" svg:x2="28.8cm" svg:y2="17.7cm" draw:start-shape="id36" draw:start-glue-point="1" draw:end-shape="id50" draw:end-glue-point="0" svg:d="M23401 12101h5399v5599" svg:viewBox="0 0 5400 5600">
          <text:p/>
        </draw:connector>
        <draw:connector draw:style-name="gr27" draw:text-style-name="P1" draw:layer="layout" svg:x1="23.401cm" svg:y1="12.101cm" svg:x2="28.8cm" svg:y2="18.9cm" draw:start-shape="id36" draw:start-glue-point="1" draw:end-shape="id51" draw:end-glue-point="0" svg:d="M23401 12101h5399v6799" svg:viewBox="0 0 5400 6800">
          <text:p/>
        </draw:connector>
        <draw:connector draw:style-name="gr27" draw:text-style-name="P1" draw:layer="layout" svg:x1="23.401cm" svg:y1="12.101cm" svg:x2="28.8cm" svg:y2="20.1cm" draw:start-shape="id36" draw:start-glue-point="1" draw:end-shape="id52" draw:end-glue-point="0" svg:d="M23401 12101h5399v7999" svg:viewBox="0 0 5400 8000">
          <text:p/>
        </draw:connector>
        <draw:connector draw:style-name="gr27" draw:text-style-name="P1" draw:layer="layout" svg:x1="23.401cm" svg:y1="12.101cm" svg:x2="28.8cm" svg:y2="22.7cm" draw:start-shape="id36" draw:start-glue-point="1" draw:end-shape="id53" draw:end-glue-point="0" svg:d="M23401 12101h5399v10599" svg:viewBox="0 0 5400 10600">
          <text:p/>
        </draw:connector>
        <draw:connector draw:style-name="gr27" draw:text-style-name="P1" draw:layer="layout" svg:x1="23.401cm" svg:y1="12.101cm" svg:x2="28.8cm" svg:y2="24.1cm" draw:start-shape="id36" draw:start-glue-point="1" draw:end-shape="id34" draw:end-glue-point="0" svg:d="M23401 12101h5399v11999" svg:viewBox="0 0 5400 12000">
          <text:p/>
        </draw:connector>
        <draw:connector draw:style-name="gr27" draw:text-style-name="P1" draw:layer="layout" svg:x1="23.401cm" svg:y1="12.101cm" svg:x2="28.8cm" svg:y2="26.1cm" draw:start-shape="id36" draw:start-glue-point="1" draw:end-shape="id54" draw:end-glue-point="0" svg:d="M23401 12101h5399v13999" svg:viewBox="0 0 5400 14000">
          <text:p/>
        </draw:connector>
        <draw:custom-shape draw:style-name="gr11" draw:text-style-name="P4" xml:id="id55" draw:id="id55" draw:layer="layout" svg:width="3.595cm" svg:height="0.8cm" svg:x="33.7cm" svg:y="23.4cm">
          <draw:glue-point draw:id="4" svg:x="1.399cm" svg:y="-5.012cm"/>
          <draw:glue-point draw:id="5" svg:x="3.068cm" svg:y="-5cm"/>
          <draw:glue-point draw:id="6" svg:x="-1.382cm" svg:y="-5.012cm"/>
          <draw:glue-point draw:id="7" svg:x="-2.495cm" svg:y="-5cm"/>
          <text:p text:style-name="P2"><text:span text:style-name="T1">user_check()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7.75cm" svg:y1="11.2cm" svg:x2="9.7cm" svg:y2="13.2cm" draw:start-shape="id45" draw:start-glue-point="1" draw:end-shape="id17" draw:end-glue-point="3" svg:d="M7750 11200h1000v2000h950" svg:viewBox="0 0 1951 2001">
          <text:p/>
        </draw:connector>
        <draw:custom-shape draw:style-name="gr24" draw:text-style-name="P4" xml:id="id46" draw:id="id46" draw:layer="layout" svg:width="3.8cm" svg:height="0.8cm" svg:x="26.9cm" svg:y="12.9cm">
          <text:p text:style-name="P2"><text:span text:style-name="T1">page_delta()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47" draw:id="id47" draw:layer="layout" svg:width="3.8cm" svg:height="0.8cm" svg:x="26.9cm" svg:y="14.1cm">
          <text:p text:style-name="P2"><text:span text:style-name="T1">page_send()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48" draw:id="id48" draw:layer="layout" svg:width="3.8cm" svg:height="0.8cm" svg:x="26.9cm" svg:y="15.3cm">
          <text:p text:style-name="P2"><text:span text:style-name="T1">page_activeList()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49" draw:id="id49" draw:layer="layout" svg:width="3.8cm" svg:height="0.8cm" svg:x="26.9cm" svg:y="16.5cm">
          <text:p text:style-name="P2"><text:span text:style-name="T1">page_index()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50" draw:id="id50" draw:layer="layout" svg:width="3.8cm" svg:height="0.8cm" svg:x="26.9cm" svg:y="17.7cm">
          <text:p text:style-name="P2"><text:span text:style-name="T1">page_chat()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51" draw:id="id51" draw:layer="layout" svg:width="3.8cm" svg:height="0.8cm" svg:x="26.9cm" svg:y="18.9cm">
          <text:p text:style-name="P2"><text:span text:style-name="T1">page_stat()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52" draw:id="id52" draw:layer="layout" svg:width="3.8cm" svg:height="1.8cm" svg:x="26.9cm" svg:y="20.1cm">
          <draw:glue-point draw:id="4" svg:x="-5.002cm" svg:y="-2.222cm"/>
          <draw:glue-point draw:id="5" svg:x="-5cm" svg:y="2.222cm"/>
          <text:p text:style-name="P2"><text:span text:style-name="T1">page_login()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53" draw:id="id53" draw:layer="layout" svg:width="3.8cm" svg:height="0.8cm" svg:x="26.9cm" svg:y="22.7cm">
          <text:p text:style-name="P2"><text:span text:style-name="T1">page_logout()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4" draw:id="id34" draw:layer="layout" svg:width="3.8cm" svg:height="0.8cm" svg:x="26.9cm" svg:y="24.1cm">
          <text:p text:style-name="P2"><text:span text:style-name="T1">page_register()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54" draw:id="id54" draw:layer="layout" svg:width="3.8cm" svg:height="0.8cm" svg:x="26.9cm" svg:y="26.1cm">
          <text:p text:style-name="P2"><text:span text:style-name="T1">page_asq()</text:span></text:p>
          <draw:enhanced-geometry svg:viewBox="0 0 21600 21600" draw:type="rectangle" draw:enhanced-path="M 0 0 L 21600 0 21600 21600 0 21600 0 0 Z N"/>
        </draw:custom-shape>
        <draw:connector draw:style-name="gr26" draw:text-style-name="P1" draw:layer="layout" draw:line-skew="5.449cm" svg:x1="26.9cm" svg:y1="14.5cm" svg:x2="15cm" svg:y2="19.899cm" draw:start-shape="id47" draw:start-glue-point="3" draw:end-shape="id26" draw:end-glue-point="5" svg:d="M26900 14500h-500v5399h-11400" svg:viewBox="0 0 11901 5400">
          <text:p/>
        </draw:connector>
        <draw:connector draw:style-name="gr20" draw:text-style-name="P1" draw:layer="layout" svg:x1="30.7cm" svg:y1="13.3cm" svg:x2="36.599cm" svg:y2="23.4cm" draw:start-shape="id46" draw:start-glue-point="1" draw:end-shape="id55" draw:end-glue-point="5" svg:d="M30700 13300h5899v10100" svg:viewBox="0 0 5900 10101">
          <text:p/>
        </draw:connector>
        <draw:connector draw:style-name="gr20" draw:text-style-name="P1" draw:layer="layout" svg:x1="30.7cm" svg:y1="14.5cm" svg:x2="35.999cm" svg:y2="23.4cm" draw:start-shape="id47" draw:start-glue-point="1" draw:end-shape="id55" draw:end-glue-point="4" svg:d="M30700 14500h5299v8900" svg:viewBox="0 0 5300 8901">
          <text:p/>
        </draw:connector>
        <draw:connector draw:style-name="gr20" draw:text-style-name="P1" draw:layer="layout" svg:x1="30.7cm" svg:y1="15.7cm" svg:x2="35.497cm" svg:y2="23.4cm" draw:start-shape="id48" draw:start-glue-point="1" draw:end-shape="id55" draw:end-glue-point="0" svg:d="M30700 15700h4797v7700" svg:viewBox="0 0 4798 7701">
          <text:p/>
        </draw:connector>
        <draw:connector draw:style-name="gr26" draw:text-style-name="P1" draw:layer="layout" draw:line-skew="-8.05cm" svg:x1="33.7cm" svg:y1="23.8cm" svg:x2="14.999cm" svg:y2="15.199cm" draw:start-shape="id55" draw:start-glue-point="3" draw:end-shape="id21" draw:end-glue-point="4" svg:d="M33700 23800h-17400v-8601h-1301" svg:viewBox="0 0 18702 8602">
          <text:p/>
        </draw:connector>
        <draw:connector draw:style-name="gr26" draw:text-style-name="P1" draw:layer="layout" svg:x1="18.305cm" svg:y1="18.518cm" svg:x2="15cm" svg:y2="14.9cm" draw:start-shape="id41" draw:start-glue-point="4" draw:end-shape="id21" draw:end-glue-point="1" svg:d="M18305 18518h-1653v-3618h-1652" svg:viewBox="0 0 3306 3619">
          <text:p/>
        </draw:connector>
        <draw:connector draw:style-name="gr26" draw:text-style-name="P1" draw:layer="layout" draw:line-skew="1.248cm" svg:x1="18.303cm" svg:y1="14.502cm" svg:x2="15cm" svg:y2="14.501cm" draw:start-shape="id38" draw:start-glue-point="3" draw:end-shape="id21" draw:end-glue-point="5" svg:d="M18303 14502h-403v-1h-2900" svg:viewBox="0 0 3304 2">
          <text:p/>
        </draw:connector>
        <draw:connector draw:style-name="gr26" draw:text-style-name="P1" draw:layer="layout" svg:x1="15cm" svg:y1="19.001cm" svg:x2="18.305cm" svg:y2="18.851cm" draw:start-shape="id26" draw:start-glue-point="4" draw:end-shape="id41" draw:end-glue-point="3" svg:d="M15000 19001h1653v-150h1652" svg:viewBox="0 0 3306 151">
          <text:p/>
        </draw:connector>
        <draw:connector draw:style-name="gr20" draw:text-style-name="P1" draw:layer="layout" svg:x1="30.7cm" svg:y1="16.9cm" svg:x2="35.001cm" svg:y2="23.4cm" draw:start-shape="id49" draw:start-glue-point="1" draw:end-shape="id55" draw:end-glue-point="6" svg:d="M30700 16900h4301v6500" svg:viewBox="0 0 4302 6501">
          <text:p/>
        </draw:connector>
        <draw:connector draw:style-name="gr20" draw:text-style-name="P1" draw:layer="layout" svg:x1="30.7cm" svg:y1="18.1cm" svg:x2="34.601cm" svg:y2="23.4cm" draw:start-shape="id50" draw:start-glue-point="1" draw:end-shape="id55" draw:end-glue-point="7" svg:d="M30700 18100h3901v5300" svg:viewBox="0 0 3902 5301">
          <text:p/>
        </draw:connector>
        <draw:connector draw:style-name="gr26" draw:text-style-name="P1" draw:layer="layout" draw:line-skew="4.949cm" svg:x1="26.9cm" svg:y1="20.601cm" svg:x2="15.001cm" svg:y2="16.7cm" draw:start-shape="id52" draw:start-glue-point="4" draw:end-shape="id24" draw:end-glue-point="7" svg:d="M26900 20601h-1000v-3901h-10899" svg:viewBox="0 0 11900 3902">
          <text:p/>
        </draw:connector>
        <draw:custom-shape draw:style-name="gr6" draw:text-style-name="P4" xml:id="id56" draw:id="id56" draw:layer="layout" svg:width="3.6cm" svg:height="0.8cm" svg:x="33.7cm" svg:y="24.5cm">
          <text:p text:style-name="P2"><text:span text:style-name="T1">user_isGood()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line-skew="0.7cm" svg:x1="30.7cm" svg:y1="21cm" svg:x2="33.7cm" svg:y2="24.9cm" draw:start-shape="id52" draw:start-glue-point="1" draw:end-shape="id56" draw:end-glue-point="3" svg:d="M30700 21000h2200v3900h800" svg:viewBox="0 0 3001 3901">
          <text:p/>
        </draw:connector>
        <draw:connector draw:style-name="gr26" draw:text-style-name="P1" draw:layer="layout" draw:line-skew="-3.95cm" svg:x1="15cm" svg:y1="21.5cm" svg:x2="26.9cm" svg:y2="21.399cm" draw:start-shape="id28" draw:start-glue-point="4" draw:end-shape="id52" draw:end-glue-point="5" svg:d="M15000 21500h2000v-101h9900" svg:viewBox="0 0 11901 102">
          <text:p/>
        </draw:connector>
        <draw:connector draw:style-name="gr29" draw:text-style-name="P1" draw:layer="layout" draw:line-skew="-1.152cm" svg:x1="18.303cm" svg:y1="17.401cm" svg:x2="15.001cm" svg:y2="17.199cm" draw:start-shape="id40" draw:start-glue-point="3" draw:end-shape="id24" draw:end-glue-point="1" svg:d="M18303 17401h-2802v-202h-500" svg:viewBox="0 0 3303 203">
          <text:p/>
        </draw:connector>
        <draw:connector draw:style-name="gr29" draw:text-style-name="P1" draw:layer="layout" svg:x1="18.303cm" svg:y1="20.601cm" svg:x2="15cm" svg:y2="20.9cm" draw:start-shape="id42" draw:start-glue-point="3" draw:end-shape="id28" draw:end-glue-point="5" svg:d="M18303 20601h-1651v299h-1652" svg:viewBox="0 0 3304 300">
          <text:p/>
        </draw:connector>
        <draw:connector draw:style-name="gr29" draw:text-style-name="P1" draw:layer="layout" draw:line-skew="-1.499cm" svg:x1="26.9cm" svg:y1="23.1cm" svg:x2="9.701cm" svg:y2="14.9cm" draw:start-shape="id53" draw:start-glue-point="3" draw:end-shape="id21" draw:end-glue-point="3" svg:d="M26900 23100h-19200v-8200h2001" svg:viewBox="0 0 19201 8201">
          <text:p/>
        </draw:connector>
        <draw:connector draw:style-name="gr26" draw:text-style-name="P1" draw:layer="layout" draw:line-skew="-0.601cm" svg:x1="26.9cm" svg:y1="24.5cm" svg:x2="9.702cm" svg:y2="22.502cm" draw:start-shape="id34" draw:start-glue-point="3" draw:end-shape="id30" draw:end-glue-point="3" svg:d="M26900 24500h-18300v-1998h1102" svg:viewBox="0 0 18301 1999">
          <text:p/>
        </draw:connector>
        <draw:custom-shape draw:style-name="gr30" draw:text-style-name="P2" xml:id="id17" draw:id="id17" draw:layer="layout" svg:width="5.299cm" svg:height="0.8cm" svg:x="9.7cm" svg:y="12.8cm">
          <text:p text:style-name="P2"><text:span text:style-name="T1">&gt; serverJobsChan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21" draw:id="id21" draw:layer="layout" svg:width="5.299cm" svg:height="1.999cm" svg:x="9.701cm" svg:y="13.901cm">
          <draw:glue-point draw:id="4" svg:x="5cm" svg:y="1.5cm"/>
          <draw:glue-point draw:id="5" svg:x="5.002cm" svg:y="-2.001cm"/>
          <text:p text:style-name="P2"><text:span text:style-name="T1">&gt; activeManagerChan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20" draw:id="id20" draw:layer="layout" svg:width="5.3cm" svg:height="0.8cm" svg:x="9.703cm" svg:y="27.001cm">
          <text:p text:style-name="P2"><text:span text:style-name="T1">[ asqsList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24" draw:id="id24" draw:layer="layout" svg:width="5.3cm" svg:height="2cm" svg:x="9.701cm" svg:y="16.199cm">
          <draw:glue-point draw:id="4" svg:x="-5.001cm" svg:y="-2.495cm"/>
          <draw:glue-point draw:id="5" svg:x="-5.001cm" svg:y="2.505cm"/>
          <draw:glue-point draw:id="6" svg:x="5.003cm" svg:y="2.505cm"/>
          <draw:glue-point draw:id="7" svg:x="5.003cm" svg:y="-2.495cm"/>
          <text:p text:style-name="P2"><text:span text:style-name="T1">&gt; asqManagerChan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26" draw:id="id26" draw:layer="layout" svg:width="5.298cm" svg:height="1.9cm" svg:x="9.702cm" svg:y="18.5cm">
          <draw:glue-point draw:id="4" svg:x="5.003cm" svg:y="-2.368cm"/>
          <draw:glue-point draw:id="5" svg:x="5.003cm" svg:y="2.368cm"/>
          <text:p text:style-name="P2"><text:span text:style-name="T1">&gt; chatManagerChan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xml:id="id28" draw:id="id28" draw:layer="layout" svg:width="5.299cm" svg:height="1.2cm" svg:x="9.701cm" svg:y="20.6cm">
          <draw:glue-point draw:id="4" svg:x="5.002cm" svg:y="2.5cm"/>
          <draw:glue-point draw:id="5" svg:x="5.002cm" svg:y="-2.5cm"/>
          <text:p text:style-name="P2"><text:span text:style-name="T1">&gt; loginManagerChan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xml:id="id30" draw:id="id30" draw:layer="layout" svg:width="5.298cm" svg:height="0.8cm" svg:x="9.702cm" svg:y="22.102cm">
          <text:p text:style-name="P2"><text:span text:style-name="T1">&gt; registerManagerChan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" xml:id="id32" draw:id="id32" draw:layer="layout" svg:width="5.297cm" svg:height="0.799cm" svg:x="9.698cm" svg:y="27.998cm">
          <text:p text:style-name="P2"><text:span text:style-name="T1">[ chatRecordsList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33" draw:id="id33" draw:layer="layout" svg:width="5.298cm" svg:height="0.8cm" svg:x="9.699cm" svg:y="28.998cm">
          <text:p text:style-name="P2"><text:span text:style-name="T1">[ userDataList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xml:id="id62" draw:id="id62" draw:layer="layout" svg:width="5.297cm" svg:height="1.501cm" svg:x="9.701cm" svg:y="29.999cm">
          <draw:glue-point draw:id="4" svg:x="5.002cm" svg:y="-2.325cm"/>
          <draw:glue-point draw:id="5" svg:x="5.002cm" svg:y="2.338cm"/>
          <text:p text:style-name="P2"><text:span text:style-name="T1">[ activeClientsList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18.305cm" svg:y1="22.09cm" svg:x2="15cm" svg:y2="22.502cm" draw:start-shape="id43" draw:start-glue-point="3" draw:end-shape="id30" svg:d="M18305 22090h-1652v412h-1653" svg:viewBox="0 0 3306 413">
          <text:p/>
        </draw:connector>
        <draw:connector draw:style-name="gr26" draw:text-style-name="P1" draw:layer="layout" draw:line-skew="-1cm" svg:x1="26.9cm" svg:y1="26.5cm" svg:x2="9.701cm" svg:y2="17.7cm" draw:start-shape="id54" draw:start-glue-point="3" draw:end-shape="id24" draw:end-glue-point="5" svg:d="M26900 26500h-18700v-8800h1501" svg:viewBox="0 0 18701 8801">
          <text:p/>
        </draw:connector>
        <draw:custom-shape draw:style-name="gr40" draw:text-style-name="P4" xml:id="id57" draw:id="id57" draw:layer="layout" svg:width="3.6cm" svg:height="1.4cm" svg:x="33.7cm" svg:y="25.5cm">
          <draw:glue-point draw:id="4" svg:x="-5.002cm" svg:y="-2.857cm"/>
          <draw:glue-point draw:id="5" svg:x="-5.002cm" svg:y="2.142cm"/>
          <text:p text:style-name="P2"><text:span text:style-name="T1">asq_create()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59" draw:id="id59" draw:layer="layout" svg:width="5.1cm" svg:height="0.8cm" svg:x="32.2cm" svg:y="28.1cm">
          <text:p text:style-name="P2"><text:span text:style-name="T1">asq_clearQuestionData(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58" draw:id="id58" draw:layer="layout" svg:width="3.6cm" svg:height="0.8cm" svg:x="33.7cm" svg:y="27.1cm">
          <text:p text:style-name="P2"><text:span text:style-name="T1">asq_createData()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line-skew="0.299cm" svg:x1="37.3cm" svg:y1="26.2cm" svg:x2="37.3cm" svg:y2="27.5cm" draw:start-shape="id57" draw:start-glue-point="1" draw:end-shape="id58" draw:end-glue-point="1" svg:d="M37300 26200h800v1300h-800" svg:viewBox="0 0 801 1301">
          <text:p/>
        </draw:connector>
        <draw:connector draw:style-name="gr29" draw:text-style-name="P1" draw:layer="layout" draw:line-skew="-2cm" svg:x1="33.7cm" svg:y1="25.801cm" svg:x2="9.701cm" svg:y2="17.199cm" draw:start-shape="id57" draw:start-glue-point="4" draw:end-shape="id24" draw:end-glue-point="3" svg:d="M33700 25801h-26500v-8602h2501" svg:viewBox="0 0 26501 8603">
          <text:p/>
        </draw:connector>
        <draw:connector draw:style-name="gr29" draw:text-style-name="P1" draw:layer="layout" draw:line-skew="2.499cm" svg:x1="34.75cm" svg:y1="28.9cm" svg:x2="9.701cm" svg:y2="16.7cm" draw:start-shape="id59" draw:start-glue-point="2" draw:end-shape="id24" draw:end-glue-point="4" svg:d="M34750 28900v3000h-25550v-15200h501" svg:viewBox="0 0 25551 15201">
          <text:p/>
        </draw:connector>
        <draw:connector draw:style-name="gr20" draw:text-style-name="P1" draw:layer="layout" svg:x1="30.7cm" svg:y1="26.5cm" svg:x2="33.7cm" svg:y2="26.499cm" draw:start-shape="id54" draw:start-glue-point="1" draw:end-shape="id57" draw:end-glue-point="5" svg:d="M30700 26500h1500v-1h1500" svg:viewBox="0 0 3001 2">
          <text:p/>
        </draw:connector>
        <draw:connector draw:style-name="gr20" draw:text-style-name="P1" draw:layer="layout" draw:line-skew="-0.15cm" svg:x1="30.7cm" svg:y1="26.5cm" svg:x2="32.2cm" svg:y2="28.5cm" draw:start-shape="id54" draw:start-glue-point="1" draw:end-shape="id59" draw:end-glue-point="3" svg:d="M30700 26500h600v2000h900" svg:viewBox="0 0 1501 2001">
          <text:p/>
        </draw:connector>
        <draw:custom-shape draw:style-name="gr42" draw:text-style-name="P2" xml:id="id36" draw:id="id36" draw:layer="layout" svg:width="5.1cm" svg:height="0.8cm" svg:x="18.301cm" svg:y="11.701cm">
          <text:p text:style-name="P2"><text:span text:style-name="T1">serverJobsManage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35" draw:id="id35" draw:layer="layout" svg:width="5.098cm" svg:height="0.8cm" svg:x="18.302cm" svg:y="10.501cm">
          <text:p text:style-name="P2"><text:span text:style-name="T1">srv.startServerRoutin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xml:id="id37" draw:id="id37" draw:layer="layout" svg:width="5.098cm" svg:height="0.799cm" svg:x="18.302cm" svg:y="12.902cm">
          <text:p text:style-name="P2"><text:span text:style-name="T1">activeReviso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39" draw:id="id39" draw:layer="layout" svg:width="5.098cm" svg:height="0.8cm" svg:x="18.302cm" svg:y="15.301cm">
          <text:p text:style-name="P2"><text:span text:style-name="T1">asqReviso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xml:id="id38" draw:id="id38" draw:layer="layout" svg:width="5.098cm" svg:height="0.8cm" svg:x="18.303cm" svg:y="14.102cm">
          <text:p text:style-name="P2"><text:span text:style-name="T1">activeManage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40" draw:id="id40" draw:layer="layout" svg:width="5.098cm" svg:height="0.801cm" svg:x="18.303cm" svg:y="17.001cm">
          <text:p text:style-name="P2"><text:span text:style-name="T1">asqManage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xml:id="id42" draw:id="id42" draw:layer="layout" svg:width="5.098cm" svg:height="0.799cm" svg:x="18.303cm" svg:y="20.202cm">
          <text:p text:style-name="P2"><text:span text:style-name="T1">loginManage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xml:id="id41" draw:id="id41" draw:layer="layout" svg:width="5.097cm" svg:height="1.497cm" svg:x="18.305cm" svg:y="18.103cm">
          <draw:glue-point draw:id="4" svg:x="-5.002cm" svg:y="-2.231cm"/>
          <draw:glue-point draw:id="5" svg:x="-5.002cm" svg:y="2.22cm"/>
          <text:p text:style-name="P2"><text:span text:style-name="T1">chatManage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xml:id="id43" draw:id="id43" draw:layer="layout" svg:width="5.097cm" svg:height="0.8cm" svg:x="18.305cm" svg:y="21.69cm">
          <text:p text:style-name="P2"><text:span text:style-name="T1">registerManage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svg:x1="20.853cm" svg:y1="22.49cm" svg:x2="20.854cm" svg:y2="24.7cm" draw:start-shape="id43" draw:start-glue-point="2" draw:end-shape="id60" draw:end-glue-point="0" svg:d="M20853 22490v1106h1v1104" svg:viewBox="0 0 2 2211">
          <text:p/>
        </draw:connector>
        <draw:custom-shape draw:style-name="gr11" draw:text-style-name="P4" xml:id="id60" draw:id="id60" draw:layer="layout" svg:width="3.595cm" svg:height="0.8cm" svg:x="19.057cm" svg:y="24.7cm">
          <text:p text:style-name="P2"><text:span text:style-name="T1">user_register(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61" draw:id="id61" draw:layer="layout" svg:width="3.595cm" svg:height="0.8cm" svg:x="14.7cm" svg:y="24.7cm">
          <text:p text:style-name="P2"><text:span text:style-name="T1">userData_write()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19.057cm" svg:y1="25.1cm" svg:x2="18.295cm" svg:y2="25.1cm" draw:start-shape="id60" draw:start-glue-point="3" draw:end-shape="id61" draw:end-glue-point="1" svg:d="M19057 25100h-762" svg:viewBox="0 0 763 1">
          <text:p/>
        </draw:connector>
        <draw:connector draw:style-name="gr48" draw:text-style-name="P1" draw:layer="layout" draw:line-skew="1.048cm" svg:x1="18.302cm" svg:y1="15.701cm" svg:x2="15.001cm" svg:y2="17.7cm" draw:start-shape="id39" draw:start-glue-point="3" draw:end-shape="id24" draw:end-glue-point="6" svg:d="M18302 15701h-602v1999h-2699" svg:viewBox="0 0 3302 2000">
          <text:p/>
        </draw:connector>
        <draw:connector draw:style-name="gr49" draw:text-style-name="P1" draw:layer="layout" draw:line-skew="-0.003cm" svg:x1="23.401cm" svg:y1="17.401cm" svg:x2="15.003cm" svg:y2="27.401cm" draw:start-shape="id40" draw:start-glue-point="1" draw:end-shape="id20" draw:end-glue-point="1" svg:d="M23401 17401h499v10000h-8897" svg:viewBox="0 0 8898 10001">
          <text:p/>
        </draw:connector>
        <draw:connector draw:style-name="gr49" draw:text-style-name="P1" draw:layer="layout" draw:line-skew="0.497cm" svg:x1="23.402cm" svg:y1="18.851cm" svg:x2="14.995cm" svg:y2="28.397cm" draw:start-shape="id41" draw:start-glue-point="1" draw:end-shape="id32" draw:end-glue-point="1" svg:d="M23402 18851h998v9546h-9405" svg:viewBox="0 0 9406 9547">
          <text:p/>
        </draw:connector>
        <draw:connector draw:style-name="gr49" draw:text-style-name="P1" draw:layer="layout" svg:x1="14.997cm" svg:y1="29.398cm" svg:x2="20.854cm" svg:y2="25.5cm" draw:start-shape="id33" draw:start-glue-point="1" draw:end-shape="id60" draw:end-glue-point="2" svg:d="M14997 29398h5857v-3898" svg:viewBox="0 0 5858 3899">
          <text:p/>
        </draw:connector>
        <draw:connector draw:style-name="gr49" draw:text-style-name="P1" draw:layer="layout" draw:line-skew="0.997cm" svg:x1="23.401cm" svg:y1="20.601cm" svg:x2="14.998cm" svg:y2="30.401cm" draw:start-shape="id42" draw:start-glue-point="1" draw:end-shape="id62" draw:end-glue-point="4" svg:d="M23401 20601h1499v9800h-9902" svg:viewBox="0 0 9903 9801">
          <text:p/>
        </draw:connector>
        <draw:connector draw:style-name="gr49" draw:text-style-name="P1" draw:layer="layout" draw:line-skew="1.497cm" svg:x1="23.401cm" svg:y1="14.502cm" svg:x2="14.998cm" svg:y2="31.099cm" draw:start-shape="id38" draw:start-glue-point="1" draw:end-shape="id62" draw:end-glue-point="5" svg:d="M23401 14502h1999v16597h-10402" svg:viewBox="0 0 10403 16598">
          <text:p/>
        </draw:connector>
      </draw:page>
      <draw:page draw:name="page2" draw:style-name="dp1" draw:master-page-name="Обычный">
        <draw:connector draw:style-name="gr1" draw:text-style-name="P1" draw:layer="layout" svg:x1="10.901cm" svg:y1="3.701cm" svg:x2="13.1cm" svg:y2="3.7cm" draw:start-shape="id63" draw:start-glue-point="1" draw:end-shape="id64" draw:end-glue-point="3" svg:d="M10901 3701h1100v-1h1099" svg:viewBox="0 0 2200 2">
          <text:p/>
        </draw:connector>
        <draw:custom-shape draw:style-name="gr2" draw:text-style-name="P3" xml:id="id63" draw:id="id63" draw:layer="layout" svg:width="1.8cm" svg:height="0.8cm" svg:x="9.101cm" svg:y="3.301cm">
          <text:p text:style-name="P2"><text:span text:style-name="T1">func()</text:span></text:p>
          <draw:enhanced-geometry svg:viewBox="0 0 21600 21600" draw:type="rectangle" draw:enhanced-path="M 0 0 L 21600 0 21600 21600 0 21600 0 0 Z N"/>
        </draw:custom-shape>
        <draw:custom-shape draw:style-name="gr50" draw:text-style-name="P1" xml:id="id64" draw:id="id64" draw:layer="layout" svg:width="4.1cm" svg:height="0.8cm" svg:x="13.1cm" svg:y="3.3cm">
          <text:p text:style-name="P2"><text:span text:style-name="T1">&gt; D-Channel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5" draw:layer="layout" svg:width="6.386cm" svg:height="0.806cm" svg:x="2.3cm" svg:y="3.3cm">
          <draw:text-box>
            <text:p><text:span text:style-name="T2">1. Data Channel Creation :</text:span></text:p>
          </draw:text-box>
        </draw:frame>
        <draw:frame draw:style-name="gr52" draw:text-style-name="P6" draw:layer="layout" svg:width="4.977cm" svg:height="0.878cm" svg:x="1.501cm" svg:y="1.5cm">
          <draw:text-box>
            <text:p><text:span text:style-name="T3">Symbols Meaning</text:span></text:p>
          </draw:text-box>
        </draw:frame>
        <draw:custom-shape draw:style-name="gr2" draw:text-style-name="P3" xml:id="id65" draw:id="id65" draw:layer="layout" svg:width="1.8cm" svg:height="0.8cm" svg:x="9.1cm" svg:y="7cm">
          <text:p text:style-name="P2"><text:span text:style-name="T1">func()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66" draw:id="id66" draw:layer="layout" svg:width="4.1cm" svg:height="0.8cm" svg:x="13.1cm" svg:y="7cm">
          <text:p text:style-name="P2"><text:span text:style-name="T1">function()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.9cm" svg:y1="7.4cm" svg:x2="13.1cm" svg:y2="7.4cm" draw:start-shape="id65" draw:start-glue-point="1" draw:end-shape="id66" draw:end-glue-point="3" svg:d="M10900 7400h2200" svg:viewBox="0 0 2201 1">
          <text:p/>
        </draw:connector>
        <draw:frame draw:style-name="gr54" draw:text-style-name="P5" draw:layer="layout" svg:width="4.786cm" svg:height="0.806cm" svg:x="2.301cm" svg:y="7cm">
          <draw:text-box>
            <text:p><text:span text:style-name="T2">4. Call to Function :</text:span></text:p>
          </draw:text-box>
        </draw:frame>
        <draw:custom-shape draw:style-name="gr2" draw:text-style-name="P3" xml:id="id67" draw:id="id67" draw:layer="layout" svg:width="1.8cm" svg:height="0.8cm" svg:x="9.1cm" svg:y="5.7cm">
          <text:p text:style-name="P2"><text:span text:style-name="T1">func()</text:span></text:p>
          <draw:enhanced-geometry svg:viewBox="0 0 21600 21600" draw:type="rectangle" draw:enhanced-path="M 0 0 L 21600 0 21600 21600 0 21600 0 0 Z N"/>
        </draw:custom-shape>
        <draw:custom-shape draw:style-name="gr55" draw:text-style-name="P1" xml:id="id68" draw:id="id68" draw:layer="layout" svg:width="4.1cm" svg:height="0.8cm" svg:x="13.1cm" svg:y="5.7cm">
          <text:p text:style-name="P2"><text:span text:style-name="T1">go_routin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10.9cm" svg:y1="6.1cm" svg:x2="13.1cm" svg:y2="6.1cm" draw:start-shape="id67" draw:start-glue-point="1" draw:end-shape="id68" draw:end-glue-point="3" svg:d="M10900 6100h2200" svg:viewBox="0 0 2201 1">
          <text:p/>
        </draw:connector>
        <draw:frame draw:style-name="gr56" draw:text-style-name="P5" draw:layer="layout" svg:width="5.616cm" svg:height="0.806cm" svg:x="2.301cm" svg:y="5.8cm">
          <draw:text-box>
            <text:p><text:span text:style-name="T2">3. Start of Go-Routine :</text:span></text:p>
          </draw:text-box>
        </draw:frame>
        <draw:connector draw:style-name="gr57" draw:text-style-name="P1" draw:layer="layout" svg:x1="10.902cm" svg:y1="4.901cm" svg:x2="13.101cm" svg:y2="4.9cm" draw:start-shape="id69" draw:start-glue-point="1" draw:end-shape="id70" draw:end-glue-point="3" svg:d="M10902 4901h1100v-1h1099" svg:viewBox="0 0 2200 2">
          <text:p/>
        </draw:connector>
        <draw:custom-shape draw:style-name="gr2" draw:text-style-name="P3" xml:id="id69" draw:id="id69" draw:layer="layout" svg:width="1.8cm" svg:height="0.8cm" svg:x="9.102cm" svg:y="4.501cm">
          <text:p text:style-name="P2"><text:span text:style-name="T1">func()</text:span></text:p>
          <draw:enhanced-geometry svg:viewBox="0 0 21600 21600" draw:type="rectangle" draw:enhanced-path="M 0 0 L 21600 0 21600 21600 0 21600 0 0 Z N"/>
        </draw:custom-shape>
        <draw:custom-shape draw:style-name="gr50" draw:text-style-name="P1" xml:id="id70" draw:id="id70" draw:layer="layout" svg:width="4.1cm" svg:height="0.8cm" svg:x="13.101cm" svg:y="4.5cm">
          <text:p text:style-name="P2"><text:span text:style-name="T1">&gt; D-Channel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5" draw:layer="layout" svg:width="6.831cm" svg:height="0.806cm" svg:x="2.301cm" svg:y="4.5cm">
          <draw:text-box>
            <text:p><text:span text:style-name="T2">2. Data Channel Interaction :</text:span></text:p>
          </draw:text-box>
        </draw:frame>
        <draw:connector draw:style-name="gr1" draw:text-style-name="P1" draw:layer="layout" svg:x1="10.903cm" svg:y1="8.701cm" svg:x2="13.102cm" svg:y2="8.7cm" draw:start-shape="id71" draw:start-glue-point="1" draw:end-shape="id72" draw:end-glue-point="3" svg:d="M10903 8701h1100v-1h1099" svg:viewBox="0 0 2200 2">
          <text:p/>
        </draw:connector>
        <draw:custom-shape draw:style-name="gr2" draw:text-style-name="P3" xml:id="id71" draw:id="id71" draw:layer="layout" svg:width="1.8cm" svg:height="0.8cm" svg:x="9.103cm" svg:y="8.301cm">
          <text:p text:style-name="P2"><text:span text:style-name="T1">func()</text:span></text:p>
          <draw:enhanced-geometry svg:viewBox="0 0 21600 21600" draw:type="rectangle" draw:enhanced-path="M 0 0 L 21600 0 21600 21600 0 21600 0 0 Z N"/>
        </draw:custom-shape>
        <draw:custom-shape draw:style-name="gr59" draw:text-style-name="P1" xml:id="id72" draw:id="id72" draw:layer="layout" svg:width="4.1cm" svg:height="0.8cm" svg:x="13.102cm" svg:y="8.3cm">
          <text:p text:style-name="P2"><text:span text:style-name="T1">[ List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5" draw:layer="layout" svg:width="4.126cm" svg:height="0.806cm" svg:x="2.302cm" svg:y="8.3cm">
          <draw:text-box>
            <text:p><text:span text:style-name="T2">5. List Creation :</text:span></text:p>
          </draw:text-box>
        </draw:frame>
        <draw:connector draw:style-name="gr57" draw:text-style-name="P1" draw:layer="layout" svg:x1="10.904cm" svg:y1="9.901cm" svg:x2="13.103cm" svg:y2="9.9cm" draw:start-shape="id73" draw:start-glue-point="1" draw:end-shape="id74" draw:end-glue-point="3" svg:d="M10904 9901h1100v-1h1099" svg:viewBox="0 0 2200 2">
          <text:p/>
        </draw:connector>
        <draw:custom-shape draw:style-name="gr2" draw:text-style-name="P3" xml:id="id73" draw:id="id73" draw:layer="layout" svg:width="1.8cm" svg:height="0.8cm" svg:x="9.104cm" svg:y="9.501cm">
          <text:p text:style-name="P2"><text:span text:style-name="T1">func()</text:span></text:p>
          <draw:enhanced-geometry svg:viewBox="0 0 21600 21600" draw:type="rectangle" draw:enhanced-path="M 0 0 L 21600 0 21600 21600 0 21600 0 0 Z N"/>
        </draw:custom-shape>
        <draw:custom-shape draw:style-name="gr59" draw:text-style-name="P1" xml:id="id74" draw:id="id74" draw:layer="layout" svg:width="4.1cm" svg:height="0.8cm" svg:x="13.103cm" svg:y="9.5cm">
          <text:p text:style-name="P2"><text:span text:style-name="T1">[ List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5" draw:layer="layout" svg:width="4.57cm" svg:height="0.806cm" svg:x="2.303cm" svg:y="9.5cm">
          <draw:text-box>
            <text:p><text:span text:style-name="T2">6. List Interaction :</text:span></text:p>
          </draw:text-box>
        </draw:frame>
        <draw:connector draw:style-name="gr1" draw:text-style-name="P1" draw:layer="layout" svg:x1="10.903cm" svg:y1="11.101cm" svg:x2="13.102cm" svg:y2="11.1cm" draw:start-shape="id75" draw:start-glue-point="1" draw:end-shape="id76" draw:end-glue-point="3" svg:d="M10903 11101h1100v-1h1099" svg:viewBox="0 0 2200 2">
          <text:p/>
        </draw:connector>
        <draw:custom-shape draw:style-name="gr2" draw:text-style-name="P3" xml:id="id75" draw:id="id75" draw:layer="layout" svg:width="1.8cm" svg:height="0.8cm" svg:x="9.103cm" svg:y="10.701cm">
          <text:p text:style-name="P2"><text:span text:style-name="T1">func()</text:span></text:p>
          <draw:enhanced-geometry svg:viewBox="0 0 21600 21600" draw:type="rectangle" draw:enhanced-path="M 0 0 L 21600 0 21600 21600 0 21600 0 0 Z N"/>
        </draw:custom-shape>
        <draw:custom-shape draw:style-name="gr62" draw:text-style-name="P1" xml:id="id76" draw:id="id76" draw:layer="layout" svg:width="4.1cm" svg:height="0.8cm" svg:x="13.102cm" svg:y="10.7cm">
          <text:p text:style-name="P2"><text:span text:style-name="T1">&gt; Q-Channel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5" draw:layer="layout" svg:width="6.247cm" svg:height="0.806cm" svg:x="2.302cm" svg:y="10.7cm">
          <draw:text-box>
            <text:p><text:span text:style-name="T2">7. Quit Channel Creation :</text:span></text:p>
          </draw:text-box>
        </draw:frame>
        <draw:connector draw:style-name="gr57" draw:text-style-name="P1" draw:layer="layout" svg:x1="10.904cm" svg:y1="12.301cm" svg:x2="13.103cm" svg:y2="12.3cm" draw:start-shape="id77" draw:start-glue-point="1" draw:end-shape="id78" draw:end-glue-point="3" svg:d="M10904 12301h1100v-1h1099" svg:viewBox="0 0 2200 2">
          <text:p/>
        </draw:connector>
        <draw:custom-shape draw:style-name="gr2" draw:text-style-name="P3" xml:id="id77" draw:id="id77" draw:layer="layout" svg:width="1.8cm" svg:height="0.8cm" svg:x="9.104cm" svg:y="11.901cm">
          <text:p text:style-name="P2"><text:span text:style-name="T1">func()</text:span></text:p>
          <draw:enhanced-geometry svg:viewBox="0 0 21600 21600" draw:type="rectangle" draw:enhanced-path="M 0 0 L 21600 0 21600 21600 0 21600 0 0 Z N"/>
        </draw:custom-shape>
        <draw:custom-shape draw:style-name="gr62" draw:text-style-name="P1" xml:id="id78" draw:id="id78" draw:layer="layout" svg:width="4.1cm" svg:height="0.8cm" svg:x="13.103cm" svg:y="11.9cm">
          <text:p text:style-name="P2"><text:span text:style-name="T1">&gt; Q-Channel 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5" draw:layer="layout" svg:width="6.691cm" svg:height="0.806cm" svg:x="2.303cm" svg:y="11.9cm">
          <draw:text-box>
            <text:p><text:span text:style-name="T2">8. Quit Channel Interaction :</text:span></text:p>
          </draw:text-box>
        </draw:frame>
        <draw:custom-shape draw:style-name="gr65" draw:text-style-name="P2" draw:layer="layout" svg:width="4.1cm" svg:height="0.8cm" svg:x="13.104cm" svg:y="13.1cm">
          <text:p text:style-name="P2"><text:span text:style-name="T1">Cc-Rotine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5" draw:layer="layout" svg:width="5.891cm" svg:height="0.806cm" svg:x="2.304cm" svg:y="13.1cm">
          <draw:text-box>
            <text:p><text:span text:style-name="T2">9. Concurrent Routines :</text:span></text:p>
          </draw:text-box>
        </draw:frame>
        <draw:custom-shape draw:style-name="gr2" draw:text-style-name="P4" xml:id="id79" draw:id="id79" draw:layer="layout" svg:width="1.8cm" svg:height="0.8cm" svg:x="9.101cm" svg:y="14.4cm">
          <text:p text:style-name="P2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80" draw:id="id80" draw:layer="layout" svg:width="4.1cm" svg:height="0.8cm" svg:x="13.101cm" svg:y="14.4cm">
          <text:p text:style-name="P2"><text:span text:style-name="T1">Object</text:span></text:p>
          <draw:enhanced-geometry svg:viewBox="0 0 21600 21600" draw:type="rectangle" draw:enhanced-path="M 0 0 L 21600 0 21600 21600 0 21600 0 0 Z N"/>
        </draw:custom-shape>
        <draw:connector draw:style-name="gr67" draw:text-style-name="P1" draw:layer="layout" svg:x1="10.901cm" svg:y1="14.8cm" svg:x2="13.101cm" svg:y2="14.8cm" draw:start-shape="id79" draw:start-glue-point="1" draw:end-shape="id80" draw:end-glue-point="3" svg:d="M10901 14800h2200" svg:viewBox="0 0 2201 1">
          <text:p/>
        </draw:connector>
        <draw:frame draw:style-name="gr68" draw:text-style-name="P5" draw:layer="layout" svg:width="4.922cm" svg:height="0.806cm" svg:x="2.302cm" svg:y="14.4cm">
          <draw:text-box>
            <text:p><text:span text:style-name="T2">10. Object Change 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4:31:23.985430091</meta:creation-date>
    <dc:date>2017-04-21T02:35:56.431909922</dc:date>
    <meta:editing-duration>PT8H48M17S</meta:editing-duration>
    <meta:editing-cycles>177</meta:editing-cycles>
    <meta:generator>LibreOffice/4.3.3.2$Linux_X86_64 LibreOffice_project/430m0$Build-2</meta:generator>
    <meta:document-statistic meta:object-count="190"/>
  </office:meta>
</office:document-meta>
</file>